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4pt" officeooo:rsid="00079677" officeooo:paragraph-rsid="00079677" style:font-size-asian="12.25pt" style:font-size-complex="14pt"/>
    </style:style>
    <style:style style:name="P2" style:family="paragraph" style:parent-style-name="Preformatted_20_Text">
      <style:paragraph-properties fo:text-align="start" style:justify-single-word="false"/>
      <style:text-properties fo:font-size="10pt" officeooo:rsid="00079677" officeooo:paragraph-rsid="00079677" style:font-size-asian="8.75pt" style:font-size-complex="10pt"/>
    </style:style>
    <style:style style:name="P3" style:family="paragraph" style:parent-style-name="Preformatted_20_Text">
      <style:paragraph-properties fo:text-align="start" style:justify-single-word="false"/>
      <style:text-properties fo:font-size="10pt" officeooo:rsid="00079677" officeooo:paragraph-rsid="00079677" style:font-size-asian="8.75pt" style:font-size-complex="10pt"/>
    </style:style>
    <style:style style:name="P4" style:family="paragraph" style:parent-style-name="Preformatted_20_Text">
      <style:paragraph-properties fo:text-align="start" style:justify-single-word="false"/>
      <style:text-properties fo:font-size="10pt" officeooo:rsid="000f2483" officeooo:paragraph-rsid="000f2483" style:font-size-asian="8.75pt" style:font-size-complex="10pt"/>
    </style:style>
    <style:style style:name="P5" style:family="paragraph" style:parent-style-name="Preformatted_20_Text">
      <style:paragraph-properties fo:text-align="start" style:justify-single-word="false"/>
      <style:text-properties fo:font-size="10pt" officeooo:rsid="00098ce5" officeooo:paragraph-rsid="00098ce5" style:font-size-asian="8.75pt" style:font-size-complex="10pt"/>
    </style:style>
    <style:style style:name="P6" style:family="paragraph" style:parent-style-name="Preformatted_20_Text">
      <style:paragraph-properties fo:text-align="start" style:justify-single-word="false"/>
      <style:text-properties fo:font-size="10pt" officeooo:rsid="00120ce2" officeooo:paragraph-rsid="00120ce2" style:font-size-asian="8.75pt" style:font-size-complex="10pt"/>
    </style:style>
    <style:style style:name="P7" style:family="paragraph" style:parent-style-name="Preformatted_20_Text">
      <style:paragraph-properties fo:text-align="start" style:justify-single-word="false"/>
      <style:text-properties fo:font-size="10pt" officeooo:rsid="00122fb1" officeooo:paragraph-rsid="00122fb1" style:font-size-asian="8.75pt" style:font-size-complex="10pt"/>
    </style:style>
    <style:style style:name="P8" style:family="paragraph" style:parent-style-name="Preformatted_20_Text">
      <style:paragraph-properties fo:text-align="start" style:justify-single-word="false"/>
      <style:text-properties fo:font-size="10pt" officeooo:rsid="001735a2" officeooo:paragraph-rsid="001735a2" style:font-size-asian="8.75pt" style:font-size-complex="10pt"/>
    </style:style>
    <style:style style:name="P9" style:family="paragraph" style:parent-style-name="Preformatted_20_Text">
      <style:paragraph-properties fo:text-align="start" style:justify-single-word="false"/>
      <style:text-properties fo:font-size="10pt" officeooo:rsid="00184219" officeooo:paragraph-rsid="00184219" style:font-size-asian="8.75pt" style:font-size-complex="10pt"/>
    </style:style>
    <style:style style:name="P10" style:family="paragraph" style:parent-style-name="Preformatted_20_Text">
      <style:paragraph-properties fo:text-align="start" style:justify-single-word="false"/>
      <style:text-properties fo:font-size="10pt" officeooo:rsid="00197551" officeooo:paragraph-rsid="00197551" style:font-size-asian="8.75pt" style:font-size-complex="10pt"/>
    </style:style>
    <style:style style:name="P11" style:family="paragraph" style:parent-style-name="Preformatted_20_Text">
      <style:paragraph-properties fo:text-align="start" style:justify-single-word="false"/>
      <style:text-properties fo:font-size="10pt" officeooo:rsid="001c0467" officeooo:paragraph-rsid="001c0467" style:font-size-asian="8.75pt" style:font-size-complex="10pt"/>
    </style:style>
    <style:style style:name="P12" style:family="paragraph" style:parent-style-name="Preformatted_20_Text">
      <style:paragraph-properties fo:text-align="start" style:justify-single-word="false"/>
      <style:text-properties fo:font-size="10pt" officeooo:rsid="001c52e0" officeooo:paragraph-rsid="001c52e0" style:font-size-asian="8.75pt" style:font-size-complex="10pt"/>
    </style:style>
    <style:style style:name="P13" style:family="paragraph" style:parent-style-name="Preformatted_20_Text">
      <style:paragraph-properties fo:text-align="start" style:justify-single-word="false"/>
      <style:text-properties fo:font-size="10pt" officeooo:rsid="001d54b8" officeooo:paragraph-rsid="001d54b8" style:font-size-asian="8.75pt" style:font-size-complex="10pt"/>
    </style:style>
    <style:style style:name="P14" style:family="paragraph" style:parent-style-name="Preformatted_20_Text">
      <style:paragraph-properties fo:text-align="start" style:justify-single-word="false"/>
      <style:text-properties fo:font-size="10pt" officeooo:rsid="001d54b8" officeooo:paragraph-rsid="001e42a3" style:font-size-asian="8.75pt" style:font-size-complex="10pt"/>
    </style:style>
    <style:style style:name="P15" style:family="paragraph" style:parent-style-name="Preformatted_20_Text">
      <style:paragraph-properties fo:text-align="start" style:justify-single-word="false"/>
      <style:text-properties fo:font-size="10pt" officeooo:rsid="002033c3" officeooo:paragraph-rsid="002033c3" style:font-size-asian="8.75pt" style:font-size-complex="10pt"/>
    </style:style>
    <style:style style:name="P16" style:family="paragraph" style:parent-style-name="Preformatted_20_Text">
      <style:paragraph-properties fo:text-align="start" style:justify-single-word="false"/>
      <style:text-properties fo:font-size="10pt" officeooo:rsid="0021f3d0" officeooo:paragraph-rsid="0021f3d0" style:font-size-asian="8.75pt" style:font-size-complex="10pt"/>
    </style:style>
    <style:style style:name="P17" style:family="paragraph" style:parent-style-name="Preformatted_20_Text">
      <style:paragraph-properties fo:text-align="start" style:justify-single-word="false"/>
      <style:text-properties fo:font-size="10pt" officeooo:rsid="0023e772" officeooo:paragraph-rsid="0023e772" style:font-size-asian="8.75pt" style:font-size-complex="10pt"/>
    </style:style>
    <style:style style:name="P18" style:family="paragraph" style:parent-style-name="Preformatted_20_Text">
      <style:paragraph-properties fo:text-align="start" style:justify-single-word="false"/>
      <style:text-properties fo:font-size="10pt" officeooo:rsid="0025a149" officeooo:paragraph-rsid="0025a149" style:font-size-asian="8.75pt" style:font-size-complex="10pt"/>
    </style:style>
    <style:style style:name="P19" style:family="paragraph" style:parent-style-name="Preformatted_20_Text">
      <style:paragraph-properties fo:text-align="start" style:justify-single-word="false"/>
      <style:text-properties fo:font-size="10pt" officeooo:rsid="00276f0a" officeooo:paragraph-rsid="00276f0a" style:font-size-asian="8.75pt" style:font-size-complex="10pt"/>
    </style:style>
    <style:style style:name="P20" style:family="paragraph" style:parent-style-name="Preformatted_20_Text">
      <style:paragraph-properties fo:text-align="start" style:justify-single-word="false"/>
      <style:text-properties fo:font-size="10pt" officeooo:rsid="0028b2ff" officeooo:paragraph-rsid="0028b2ff" style:font-size-asian="8.75pt" style:font-size-complex="10pt"/>
    </style:style>
    <style:style style:name="P21" style:family="paragraph" style:parent-style-name="Preformatted_20_Text">
      <style:paragraph-properties fo:text-align="start" style:justify-single-word="false"/>
      <style:text-properties fo:font-size="10pt" officeooo:rsid="002acca6" officeooo:paragraph-rsid="002acca6" style:font-size-asian="8.75pt" style:font-size-complex="10pt"/>
    </style:style>
    <style:style style:name="P22" style:family="paragraph" style:parent-style-name="Preformatted_20_Text">
      <style:paragraph-properties fo:text-align="start" style:justify-single-word="false"/>
      <style:text-properties fo:font-size="10pt" officeooo:rsid="00305527" officeooo:paragraph-rsid="00305527" style:font-size-asian="8.75pt" style:font-size-complex="10pt"/>
    </style:style>
    <style:style style:name="P23" style:family="paragraph" style:parent-style-name="Preformatted_20_Text">
      <style:paragraph-properties fo:text-align="center" style:justify-single-word="false"/>
      <style:text-properties fo:font-size="14pt" officeooo:rsid="0010dce8" officeooo:paragraph-rsid="0010dce8" style:font-size-asian="8.75pt" style:font-size-complex="10pt"/>
    </style:style>
    <style:style style:name="P24" style:family="paragraph" style:parent-style-name="Preformatted_20_Text">
      <style:paragraph-properties fo:text-align="center" style:justify-single-word="false"/>
      <style:text-properties fo:font-size="14pt" officeooo:rsid="001c52e0" officeooo:paragraph-rsid="001c52e0" style:font-size-asian="8.75pt" style:font-size-complex="10pt"/>
    </style:style>
    <style:style style:name="P25" style:family="paragraph" style:parent-style-name="Preformatted_20_Text">
      <style:paragraph-properties fo:text-align="start" style:justify-single-word="false"/>
      <style:text-properties fo:font-size="14pt" officeooo:rsid="0021f3d0" officeooo:paragraph-rsid="0021f3d0" style:font-size-asian="8.75pt" style:font-size-complex="10pt"/>
    </style:style>
    <style:style style:name="P26" style:family="paragraph" style:parent-style-name="Preformatted_20_Text">
      <style:paragraph-properties fo:text-align="start" style:justify-single-word="false"/>
      <style:text-properties fo:font-size="14pt" officeooo:rsid="002e55c7" officeooo:paragraph-rsid="002e55c7" style:font-size-asian="8.75pt" style:font-size-complex="10pt"/>
    </style:style>
    <style:style style:name="P27" style:family="paragraph" style:parent-style-name="Preformatted_20_Text">
      <style:paragraph-properties fo:text-align="start" style:justify-single-word="false"/>
      <style:text-properties fo:font-size="14pt" officeooo:rsid="00305527" officeooo:paragraph-rsid="00305527" style:font-size-asian="8.75pt" style:font-size-complex="10pt"/>
    </style:style>
    <style:style style:name="P28" style:family="paragraph" style:parent-style-name="Preformatted_20_Text">
      <style:paragraph-properties fo:text-align="center" style:justify-single-word="false"/>
      <style:text-properties fo:font-size="14pt" officeooo:rsid="00184219" officeooo:paragraph-rsid="00184219" style:font-size-asian="12.25pt" style:font-size-complex="14pt"/>
    </style:style>
    <style:style style:name="P29" style:family="paragraph" style:parent-style-name="Preformatted_20_Text">
      <style:paragraph-properties fo:text-align="start" style:justify-single-word="false"/>
      <style:text-properties fo:font-size="8pt" officeooo:rsid="001735a2" officeooo:paragraph-rsid="001735a2" style:font-size-asian="8.75pt" style:font-size-complex="10pt"/>
    </style:style>
    <style:style style:name="P30" style:family="paragraph">
      <loext:graphic-properties draw:fill="none" draw:fill-color="#ffffff"/>
    </style:style>
    <style:style style:name="T1" style:family="text">
      <style:text-properties officeooo:rsid="000998e2"/>
    </style:style>
    <style:style style:name="T2" style:family="text">
      <style:text-properties officeooo:rsid="0009ee73"/>
    </style:style>
    <style:style style:name="T3" style:family="text">
      <style:text-properties officeooo:rsid="000f2483"/>
    </style:style>
    <style:style style:name="T4" style:family="text">
      <style:text-properties officeooo:rsid="00122fb1"/>
    </style:style>
    <style:style style:name="T5" style:family="text">
      <style:text-properties officeooo:rsid="00140ffa"/>
    </style:style>
    <style:style style:name="T6" style:family="text">
      <style:text-properties officeooo:rsid="0019dea7"/>
    </style:style>
    <style:style style:name="T7" style:family="text">
      <style:text-properties officeooo:rsid="001d54b8"/>
    </style:style>
    <style:style style:name="T8" style:family="text">
      <style:text-properties fo:font-style="italic" officeooo:rsid="001d54b8"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d54b8" style:font-style-asian="normal" style:font-style-complex="normal"/>
    </style:style>
    <style:style style:name="T11" style:family="text">
      <style:text-properties fo:font-style="normal" officeooo:rsid="001e42a3" style:font-style-asian="normal" style:font-style-complex="normal"/>
    </style:style>
    <style:style style:name="T12" style:family="text">
      <style:text-properties fo:font-style="normal" officeooo:rsid="002033c3" style:font-style-asian="normal" style:font-style-complex="normal"/>
    </style:style>
    <style:style style:name="T13" style:family="text">
      <style:text-properties officeooo:rsid="002033c3"/>
    </style:style>
    <style:style style:name="T14" style:family="text">
      <style:text-properties officeooo:rsid="0023e772"/>
    </style:style>
    <style:style style:name="T15" style:family="text">
      <style:text-properties officeooo:rsid="00276f0a"/>
    </style:style>
    <style:style style:name="T16" style:family="text">
      <style:text-properties officeooo:rsid="002a2cb8"/>
    </style:style>
    <style:style style:name="T17" style:family="text">
      <style:text-properties officeooo:rsid="002cb3f3"/>
    </style:style>
    <style:style style:name="T18" style:family="text">
      <style:text-properties officeooo:rsid="00305527"/>
    </style:style>
    <style:style style:name="gr1" style:family="graphic">
      <style:graphic-properties draw:stroke="none" svg:stroke-color="#000000" draw:fill="none" draw:fill-color="#ffffff" fo:min-height="0.6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PARALLEL </text:span>SORTING </text:p>
      <text:p text:style-name="P28">Giorgio Locicero</text:p>
      <text:p text:style-name="P1">Synopsis</text:p>
      <text:p text:style-name="P2">This <text:span text:style-name="T1">short </text:span>study is about sorting using parallel methods, taking advantage of some aspect of sorting numbers or objects(if transitive property is respected).</text:p>
      <text:p text:style-name="P2"/>
      <text:p text:style-name="P2">With this research I try to establish a framework for building parallel models for sorting or similar problems(especially problems where we can construct solutions for partitions of the problem and “merge” this solutions into one solution of a larger partition of the problem, trying to maximize the usage of the parallel nature of these problems).</text:p>
      <text:p text:style-name="P2"/>
      <text:p text:style-name="P4">During the implementation there will be a lot of problems regarding the architecture, so I will try to find a solution that take into account these implementation-specific task. I will also try to implement using a hybrid approach in later chapter, using both GPU and CPU, cutting the task of sorting into lesser problems, alternating various algorithm to maximize the usage of more devices(I will only visit this argument because I only visited briefly the concept).</text:p>
      <text:p text:style-name="P15">In the end of the paper I will present my most powerful algorithm( it is NOT the most powerful algorithm, it is MY most powerful) </text:p>
      <text:p text:style-name="P4"/>
      <text:p text:style-name="P8">The code and the story of the development is available at </text:p>
      <text:p text:style-name="P29"><text:a xlink:type="simple" xlink:href="https://github.com/josura/university-sad/tree/master/prog_GPU/miecoseprogmoderna/progettoGPU" text:style-name="Internet_20_link" text:visited-style-name="Visited_20_Internet_20_Link">https://github.com/josura/university-sad/tree/master/prog_GPU/miecoseprogmoderna/progettoGPU</text:a></text:p>
      <text:p text:style-name="P9">everything is opensource.</text:p>
      <text:p text:style-name="P18">I will use OPENCL because it is not device specific and is a flexible language.</text:p>
      <text:p text:style-name="P19">//I will also present one of my algorithm in cuda?</text:p>
      <text:p text:style-name="P4"/>
      <text:p text:style-name="P5">While <text:span text:style-name="T1">explaining the algorithms and strategy behind sorting, I will try to optimize the algorithm for a particular GPU architecture, but the study is nonetheless general for every architecture that could compute in parallel(multiple-thread, FPGA,etc…). </text:span></text:p>
      <text:p text:style-name="P5">The next section present the intuition behind the parallel aspect of <text:span text:style-name="T2">sorting and other algorithm that present a locally parallel behavior.</text:span></text:p>
      <text:p text:style-name="P5"/>
      <text:p text:style-name="P10">This is a university project, I will probably make some conceptual or logic mistakes because I lack the ex<text:span text:style-name="T6">pe</text:span>rience, <text:span text:style-name="T6">I am open to constructive criticism, new ideas and optimizations of the algorithms that I will present.</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Introduction</text:p>
      <text:p text:style-name="P6">A sorting algorithm is an algorithm that puts elements of an array-list-data_structure in a certain order(increasing or decreasing, non-decreasing or non-increasing, other type of order that require a binary operator that are reflexive, anti-symmetric and transitive, also known as partial ordering over a set P with a binary operator).</text:p>
      <text:p text:style-name="P6"/>
      <text:p text:style-name="P6">The ordering problem is not an easy problem to parallelize, there is no obvious data stream that could proceed in parallel, there is no way of considering a subset of the data to find the global solution, and in some kind of way, every element is dependent <text:span text:style-name="T4">to all other elements(every element need to be compared in some kind of way to all other elements, this supposition can be avoided-diminished using the properties of the ordering operator, like the transitive property, in the chapter where I analyze some type of algorithms, I will also talk about some algorithms that depend heavily on the transitive property).</text:span></text:p>
      <text:p text:style-name="P6"/>
      <text:p text:style-name="P7">With this type of problems, We need to find a solution that try to convert the sequential heavy burden of computation, and transform it in a more parallel pattern of execution.</text:p>
      <text:p text:style-name="P7"/>
      <text:p text:style-name="P7">During the implementation we also depend heavily on the hardware that we use, and the hardware has limits that decrease our assumption on the possible parallelism of parallel sorting algorithm(not only sorting but every other algorithm that is not <text:span text:style-name="T5">embarrassingly-parallel</text:span> is affected), <text:span text:style-name="T5">and during the implementation we will find often in a burden with the hardware, so that we need to accept a trade-off of parallelism-sequential computation that will affect our usage.</text:span></text:p>
      <text:p text:style-name="P7"/>
      <text:p text:style-name="P11">I will try different methods for resolving my problems, from the more simple and straightforward methods to augment the workload of a workitem(sliding window and such) to methods that rely on the instruments that are available from the device(local memory, vectorization in loads,store and operations).</text:p>
      <text:p text:style-name="P11"/>
      <text:p text:style-name="P18">Through this presentation we need not to forget that sequentialism in instruction does not mean only instruction that can only be executed one after another, but it also mean that there will be a lot of conditional branch, and conditional branch are not good at all for parallel programming, processor in the same grid need to execute in lock-step, and this means that there are no real improvements in using conditional into the code(other than obvious and necessary logic)</text:p>
      <text:p text:style-name="P11"/>
      <text:p text:style-name="P11">If there are some missing part or some of the code does not work properly (especially the firsts implementations of sorting), It is entirely my fault because such implementation are two month old and they are the result of my theories and hypothesis that have resulted to be erroneous(see the full parallel merge, or the mergesort from the low level), I know that I could have tried a little more to correct the old code(and I tried for a very long time), but I was so eager to implement new algorithm and experiment my ideas that I totally do not want to return to some of my old theories that are now deprecated(at the end I present my “final” algorithm, final for this presentation).</text:p>
      <text:p text:style-name="P12"/>
      <text:p text:style-name="P12"><text:s/></text:p>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24">1. CONSTRUCTION OF AN ALGORITHM</text:p>
      <text:p text:style-name="P12">To construct an algorithm to compute optimal solution to subset of a problem, we need to take into account a lot of variables that can affect tremendously the computation and our mind during the process of development.</text:p>
      <text:p text:style-name="P12"/>
      <text:p text:style-name="P12">As I have said, if the algorithm can be partitioned into sub-solution of the more greater problem, we can construct a type of parallelism that depend heavily on this assumption.</text:p>
      <text:p text:style-name="P12">These type of problems are very important in computer science and <text:span text:style-name="T7">are also referred to </text:span><text:span text:style-name="T8">Dynamic, </text:span><text:span text:style-name="T10">in fact Dynamic programming is a method for optimizing bigger problems that can be decomposed into sub-problem.</text:span></text:p>
      <text:p text:style-name="P13"><text:span text:style-name="T9">This type of algorithm are conceptually parallel, but at the same time share the sequential behavior that is seen in some naive implementation.</text:span></text:p>
      <text:p text:style-name="P13"><text:span text:style-name="T9"/></text:p>
      <text:p text:style-name="P13"><text:span text:style-name="T9">For this type of problem we focus on a Bottom-up-approach, that is locally parallel and that does not depend to much on sequential computation, but the more we climb the bottom-up-tree, the more sequential and computation heavy it becomes.</text:span></text:p>
      <text:p text:style-name="P13"><text:span text:style-name="T9"/></text:p>
      <text:p text:style-name="P14"><text:span text:style-name="T9">We can think of different approaches to overcome the sequential burden that awaits at the head of the bottom-up approach, we could transfer the computation to hardware that can handle sequential code, but we also need to consider the </text:span><text:span text:style-name="T11">memory transfer(if there is a memory transfer between two or more banks, some devices and ad-hoc machines use an hybrid approach that integrate a single memory space for all the devices).</text:span></text:p>
      <text:p text:style-name="P14"><text:span text:style-name="T11">We could try to evade the sequential burden, using some tricks to transform the sequential process of finding the optimal subsolution, into a kind-of-parallel process that will slow down the sequential approach, but will parallalelize the subproblem. This type of solution depends greatly on the nature of the problem that we need to resolve.</text:span></text:p>
      <text:p text:style-name="P14"><text:span text:style-name="T11"/></text:p>
      <text:p text:style-name="P14"><text:span text:style-name="T11">As an example(It is the main focus of one chapter of this paper), the sorting algorithm depends heavily on sequential computation when we have two sorted sub-arrays that need to be merged, we can transfer the data in the CPU and merge the rest of the sub-problems using the CPU, but we have to waste some time to transfer the data between the devices(GPU→CPU and also if we need the data in the GPU we need to re-transfer from CPU back to GPU), </text:span><text:span text:style-name="T12">and also there is no guarantee that it would be more efficient in this way.</text:span></text:p>
      <text:p text:style-name="P14"><text:span text:style-name="T12"/></text:p>
      <text:p text:style-name="P15"><text:span text:style-name="T12">W</text:span><text:span text:style-name="T9">e will see that we can decompose the computation of the place of every element, making every item to search for itself its place.</text:span></text:p>
      <text:p text:style-name="P11"/>
      <text:p text:style-name="P18">Other times, there will be some strategies of resolving problems that need <text:span text:style-name="T15">pre-processing to find a network of instruction that does not need many conditional branches and instructions, this type of strategy will produce high usage during the true permutation, but the preprocessing will be time-expensive(seee bitonic search for a possible implementation, or more in general sorting network or others concepts that need this type of preprocessing)</text:span></text:p>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4">2.SORTING</text:p>
      <text:p text:style-name="P12">Like I have said, sorting is not an easy task to do in parallel, there are a lot of technical difficulties during experimentation, and a lot of these are coming from the hardware.</text:p>
      <text:p text:style-name="P12"/>
      <text:p text:style-name="P12">In this chapter I will present the main ideas behind some of my algorithms(those that worked properly) and fi<text:span text:style-name="T13">nd a way to implement these algorithm exploiting the parallel nature along with the software implementation.</text:span></text:p>
      <text:p text:style-name="P12"/>
      <text:p text:style-name="P16">I will start by presenting a naive approach(naive merge) that is an implementation of marge-sort where I will explore some parallel aspect(very few aspect in fact).</text:p>
      <text:p text:style-name="P16"/>
      <text:p text:style-name="P25">2.1 Naive Merge</text:p>
      <text:p text:style-name="P16"/>
      <text:p text:style-name="P16">In this first algorithm I will give a first impression of parallel thinking, this chapter is the first plate, the more basic(other than the direct sequential approach) <text:span text:style-name="T14">and intuitive.</text:span></text:p>
      <text:p text:style-name="P16"/>
      <text:p text:style-name="P16"/>
      <text:p text:style-name="P17">//TODO inserire disegnino</text:p>
      <text:p text:style-name="P16"/>
      <text:p text:style-name="P16"/>
      <text:p text:style-name="P20">Substantially, every processing element<text:span text:style-name="T16">(we will start with number_of_elements/2 processing elements, one more one less)</text:span> work first on two element and confront the two(like two sorted list of length 1, the usual merge), merging the two elements. In the next step the processing element that will work to merge the subsequences will be halved, and every PE will merge its part, doubling the size of the sorted sub-arrays.</text:p>
      <text:p text:style-name="P20"/>
      <text:p text:style-name="P21"/>
      <text:p text:style-name="P20"/>
      <text:p text:style-name="P20"/>
      <text:p text:style-name="P20"/>
      <text:p text:style-name="P20"/>
      <text:p text:style-name="P20"/>
      <text:p text:style-name="P21">My implementation will only work with a power of two number of elements, this is because when I first <text:span text:style-name="T17">implemented it the performance were not so great(it was really slow) so I have abandoned the possibility of expanding the concept, but the theory is there(also it is one of the worst algorithm just because of the heavy dependence of a single PE to many elements that are waiting to be ordered)</text:span></text:p>
      <text:p text:style-name="P20"/>
      <text:p text:style-name="P20"><text:soft-page-break/></text:p>
      <text:p text:style-name="P21">The code of the kernel is shown below:</text:p>
      <text:p text:style-name="P21"/>
      <text:p text:style-name="P21"/>
      <text:p text:style-name="P21"/>
      <text:p text:style-name="P21"/>
      <text:p text:style-name="P21"/>
      <text:p text:style-name="P21"/>
      <text:p text:style-name="P21"><draw:frame text:anchor-type="paragraph" draw:z-index="0" draw:name="Shape1" draw:style-name="gr1" draw:text-style-name="P30" svg:width="8.0248in" svg:height="2.6843in" svg:x="-0.5445in" svg:y="-0.6866in"><draw:text-box><text:p>kernel void mergesortnaive(global int * restrict arr,int nels){</text:p><text:p><text:s text:c="8"/>unsigned actives = nels &gt;&gt; 1; <text:s/>//gli attivi sono inizialmente metà dei workitem</text:p><text:p><text:s text:c="8"/>uint gi=get_global_id(0);</text:p><text:p><text:s text:c="8"/>if(gi&gt;=nels)return;</text:p><text:p><text:s text:c="8"/>uint initial_el = gi &lt;&lt; 1;</text:p><text:p><text:s text:c="8"/>uint offset = 1;</text:p><text:p><text:s text:c="8"/>for(int i=1;i&lt;nels;i&lt;&lt;=1){</text:p><text:p><text:s text:c="16"/>uint active_mask = i-1;</text:p><text:p><text:s text:c="16"/>offset &lt;&lt;= 1;</text:p><text:p><text:s text:c="16"/>if((gi &amp; active_mask))return; <text:s text:c="2"/>//se sei un work_item non attivo ritorna</text:p><text:p><text:s text:c="16"/>merge(arr + initial_el,arr + initial_el + (offset &gt;&gt; 1) , (offset &gt;&gt; 1), (offset &gt;&gt; 1) );</text:p><text:p><text:s text:c="8"/>}</text:p><text:p/><text:p>}</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6">2.2 SLIDING WINDOW?</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2.3 <text:span text:style-name="T18">Bubble-sort???</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oft-page-break/>2.4 Counting sort</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06T01:00:00.134532659</dc:date>
    <meta:editing-duration>PT1H48M3S</meta:editing-duration>
    <meta:editing-cycles>7</meta:editing-cycles>
    <meta:generator>LibreOffice/6.0.7.3$Linux_X86_64 LibreOffice_project/00m0$Build-3</meta:generator>
    <meta:document-statistic meta:table-count="0" meta:image-count="0" meta:object-count="0" meta:page-count="7" meta:paragraph-count="48" meta:word-count="1585" meta:character-count="9705" meta:non-whitespace-character-count="8162"/>
  </office:meta>
</office:document-meta>
</file>